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72727" style:font-name="Open Sans" fo:font-size="11.2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272727" style:font-name="Open Sans" fo:letter-spacing="normal" fo:font-style="normal" fo:font-weight="bold"/>
    </style:style>
    <style:style style:name="T1" style:family="text">
      <style:text-properties officeooo:rsid="000d0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mo é o meu dia</text:h>
      <text:p text:style-name="P1">Olá! Meu nome é <text:span text:style-name="T1">Pablo</text:span>, tenho 1<text:span text:style-name="T1">6</text:span> anos e hoje vou descrever um pouco do meu cotidiano.</text:p>
      <text:p text:style-name="P1">Primeiro preciso lembrar que a minha vida se baseia principalmente em estudar.</text:p>
      <text:p text:style-name="P1">Acordo às 6 horas da manhã e a primeira coisa que faço após me levantar é escovar meus dentes. Logo depois, tomo o primeiro banho do dia, o que me ajuda a ter mais energia para as tarefas diárias.</text:p>
      <text:p text:style-name="P1">Após me vestir, vou diretamente para a cozinha, onde tomo o meu café da manhã preparado pela minha mãe. Saio de casa por volta das 7 horas da manhã e chego no colégio cerca de <text:span text:style-name="T1">15 minutos </text:span>depois.</text:p>
      <text:p text:style-name="P1">No colégio, presto muita atenção ao que é ensinado, pois desejo muito <text:span text:style-name="T1">passar de ano</text:span>.</text:p>
      <text:p text:style-name="P1">Quando chego em casa já está <text:span text:style-name="T1">tarde</text:span>, mas primeiro costumo alimentar meus animais de estimação. Tenho um gato e um cachorro e cada um deles come um tipo de alimento diferente.</text:p>
      <text:p text:style-name="P1">Na parte da tarde gosto de jogar futebol e aproveito para estudar ainda mais. Às 21 horas é o momento de jantar e logo em seguida assisto u<text:span text:style-name="T1">ns</text:span> episódio<text:span text:style-name="T1">s</text:span> da minha série de televisão favorita. Costumo dormir por volta das 2<text:span text:style-name="T1">3</text:span> hora<text:span text:style-name="T1">s.</text:span></text:p>
      <text:p text:style-name="P1">Aos finais de semana costumo descansar ou sair com meus amigos. É uma rotina bastante intensa, mas gosto muito disso tudo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11:45.712317682</meta:creation-date>
    <dc:date>2022-08-25T14:16:10.352511254</dc:date>
    <meta:editing-duration>PT4M25S</meta:editing-duration>
    <meta:editing-cycles>1</meta:editing-cycles>
    <meta:document-statistic meta:table-count="0" meta:image-count="0" meta:object-count="0" meta:page-count="1" meta:paragraph-count="9" meta:word-count="220" meta:character-count="1175" meta:non-whitespace-character-count="964"/>
    <meta:generator>LibreOffice/5.1.6.2$Linux_X86_64 LibreOffice_project/10m0$Build-2</meta:generator>
  </office:meta>
</office:document-meta>
</file>